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575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7.3638in" svg:y="0.1543in">
            <draw:object draw:notify-on-update-of-ranges="Sheet1.A1:Sheet1.A1 Sheet1.A2:Sheet1.A5 Sheet1.C1:Sheet1.C1 Sheet1.C2:Sheet1.C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49in" svg:x="6.4827in" svg:y="4.089in">
            <draw:object draw:notify-on-update-of-ranges="Sheet1.A1:Sheet1.A1 Sheet1.A2:Sheet1.A6 Sheet1.B1:Sheet1.B1 Sheet1.B2:Sheet1.B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#train sample</text:p>
          </table:table-cell>
          <table:table-cell office:value-type="string" calcext:value-type="string">
            <text:p>percent correct</text:p>
          </table:table-cell>
          <table:table-cell office:value-type="string" calcext:value-type="string">
            <text:p>seconds to build forest</text:p>
          </table:table-cell>
          <table:table-cell office:value-type="string" calcext:value-type="string">
            <text:p>f(x)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table:formula="of:=0.000301105*[.A2]^2+0.4418232044*[.A2]-8.679558011" office:value-type="float" office:value="38.513812429" calcext:value-type="float">
            <text:p>38.513812429</text:p>
          </table:table-cell>
          <table:table-cell/>
          <table:table-cell table:formula="of:=4.02147*LN([.A2])+58.967" office:value-type="float" office:value="77.4865537478455" calcext:value-type="float">
            <text:p>77.486553747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table:formula="of:=0.000301105*[.A3]^2+0.4418232044*[.A3]-8.679558011" office:value-type="float" office:value="91.729282869" calcext:value-type="float">
            <text:p>91.729282869</text:p>
          </table:table-cell>
          <table:table-cell/>
          <table:table-cell table:formula="of:=4.02147*LN([.A3])+58.967" office:value-type="float" office:value="80.2740243400519" calcext:value-type="float">
            <text:p>80.2740243401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6" calcext:value-type="float">
            <text:p>86</text:p>
          </table:table-cell>
          <table:table-cell office:value-type="float" office:value="289" calcext:value-type="float">
            <text:p>289</text:p>
          </table:table-cell>
          <table:table-cell table:formula="of:=0.000301105*[.A4]^2+0.4418232044*[.A4]-8.679558011" office:value-type="float" office:value="287.508294189" calcext:value-type="float">
            <text:p>287.508294189</text:p>
          </table:table-cell>
          <table:table-cell/>
          <table:table-cell table:formula="of:=4.02147*LN([.A4])+58.967" office:value-type="float" office:value="83.9588600295619" calcext:value-type="float">
            <text:p>83.958860029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7" calcext:value-type="float">
            <text:p>87</text:p>
          </table:table-cell>
          <table:table-cell office:value-type="float" office:value="734" calcext:value-type="float">
            <text:p>734</text:p>
          </table:table-cell>
          <table:table-cell table:formula="of:=0.000301105*[.A5]^2+0.4418232044*[.A5]-8.679558011" office:value-type="float" office:value="734.248646389" calcext:value-type="float">
            <text:p>734.248646389</text:p>
          </table:table-cell>
          <table:table-cell/>
          <table:table-cell table:formula="of:=4.02147*LN([.A5])+58.967" office:value-type="float" office:value="86.7463306217683" calcext:value-type="float">
            <text:p>86.7463306218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9" calcext:value-type="float">
            <text:p>89</text:p>
          </table:table-cell>
          <table:table-cell office:value-type="float" office:value="2259" calcext:value-type="float">
            <text:p>2259</text:p>
          </table:table-cell>
          <table:table-cell table:formula="of:=0.000301105*[.A6]^2+0.4418232044*[.A6]-8.679558011" office:value-type="float" office:value="2079.386850789" calcext:value-type="float">
            <text:p>2079.386850789</text:p>
          </table:table-cell>
          <table:table-cell/>
          <table:table-cell table:formula="of:=4.02147*LN([.A6])+58.967" office:value-type="float" office:value="89.5338012139747" calcext:value-type="float">
            <text:p>89.533801214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2"/>
          <table:table-cell table:formula="of:=0.000301105*[.A7]^2+0.4418232044*[.A7]-8.679558011" office:value-type="float" office:value="9728.061463989" calcext:value-type="float">
            <text:p>9728.061463989</text:p>
          </table:table-cell>
          <table:table-cell table:formula="of:=[.D7]/3600" office:value-type="float" office:value="2.7022392955525" calcext:value-type="float">
            <text:p>2.7022392956</text:p>
          </table:table-cell>
          <table:table-cell table:formula="of:=4.02147*LN([.A7])+58.967" office:value-type="float" office:value="93.2186369034847" calcext:value-type="float">
            <text:p>93.2186369035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0.000301105*[.A8]^2+0.4418232044*[.A8]-8.679558011" office:value-type="float" office:value="34520.052485989" calcext:value-type="float">
            <text:p>34520.052485989</text:p>
          </table:table-cell>
          <table:table-cell table:formula="of:=[.D8]/3600" office:value-type="float" office:value="9.58890346833028" calcext:value-type="float">
            <text:p>9.5889034683</text:p>
          </table:table-cell>
          <table:table-cell table:formula="of:=4.02147*LN([.A8])+58.967" office:value-type="float" office:value="96.0061074956911" calcext:value-type="float">
            <text:p>96.0061074957</text:p>
          </table:table-cell>
          <table:table-cell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2"/>
          <table:table-cell table:formula="of:=0.000301105*[.A9]^2+0.4418232044*[.A9]-8.679558011" office:value-type="float" office:value="20242.150724989" calcext:value-type="float">
            <text:p>20242.150724989</text:p>
          </table:table-cell>
          <table:table-cell table:formula="of:=[.D9]/3600" office:value-type="float" office:value="5.62281964583028" calcext:value-type="float">
            <text:p>5.6228196458</text:p>
          </table:table-cell>
          <table:table-cell table:formula="of:=4.02147*LN([.A9])+58.967" office:value-type="float" office:value="94.8492026717884" calcext:value-type="float">
            <text:p>94.8492026718</text:p>
          </table:table-cell>
          <table:table-cell/>
        </table:table-row>
        <table:table-row table:style-name="ro1">
          <table:table-cell office:value-type="float" office:value="42000" calcext:value-type="float">
            <text:p>42000</text:p>
          </table:table-cell>
          <table:table-cell table:number-columns-repeated="2"/>
          <table:table-cell table:formula="of:=0.000301105*[.A10]^2+0.4418232044*[.A10]-8.679558011" office:value-type="float" office:value="549697.115026789" calcext:value-type="float">
            <text:p>549697.115026789</text:p>
          </table:table-cell>
          <table:table-cell table:formula="of:=[.D10]/3600" office:value-type="float" office:value="152.693643062997" calcext:value-type="float">
            <text:p>152.693643063</text:p>
          </table:table-cell>
          <table:table-cell table:formula="of:=4.02147*LN([.A10])+58.967" office:value-type="float" office:value="101.777256861606" calcext:value-type="float">
            <text:p>101.7772568616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0.000301105*[.A11]^2+0.4418232044*[.A11]-8.679558011" office:value-type="float" office:value="129269.784529989" calcext:value-type="float">
            <text:p>129269.784529989</text:p>
          </table:table-cell>
          <table:table-cell table:formula="of:=[.D11]/3600" office:value-type="float" office:value="35.9082734805525" calcext:value-type="float">
            <text:p>35.9082734806</text:p>
          </table:table-cell>
          <table:table-cell table:formula="of:=4.02147*LN([.A11])+58.967" office:value-type="float" office:value="98.7935780878975" calcext:value-type="float">
            <text:p>98.7935780879</text:p>
          </table:table-cell>
          <table:table-cell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/>
          <table:table-cell table:formula="of:=0.000301105*[.A12]^2+0.4418232044*[.A12]-8.679558011" office:value-type="float" office:value="28357.234281589" calcext:value-type="float">
            <text:p>28357.234281589</text:p>
          </table:table-cell>
          <table:table-cell table:formula="of:=[.D12]/3600" office:value-type="float" office:value="7.87700952266361" calcext:value-type="float">
            <text:p>7.8770095227</text:p>
          </table:table-cell>
          <table:table-cell table:formula="of:=4.02147*LN([.A12])+58.967" office:value-type="float" office:value="95.5824033427886" calcext:value-type="float">
            <text:p>95.5824033428</text:p>
          </table:table-cell>
          <table:table-cell/>
        </table:table-row>
        <table:table-row table:style-name="ro1">
          <table:table-cell table:number-columns-repeated="3"/>
          <table:table-cell table:formula="of:=0.000301105*[.A13]^2+0.4418232044*[.A13]-8.679558011" office:value-type="float" office:value="-8.679558011" calcext:value-type="float">
            <text:p>-8.679558011</text:p>
          </table:table-cell>
          <table:table-cell table:formula="of:=[.D13]/3600" office:value-type="float" office:value="-0.00241098833638889" calcext:value-type="float">
            <text:p>-0.0024109883</text:p>
          </table:table-cell>
          <table:table-cell table:formula="of:=4.02147*LN([.A13])+58.967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3"/>
          <table:table-cell table:formula="of:=0.000301105*[.A14]^2+0.4418232044*[.A14]-8.679558011" office:value-type="float" office:value="-8.679558011" calcext:value-type="float">
            <text:p>-8.679558011</text:p>
          </table:table-cell>
          <table:table-cell table:formula="of:=[.D14]/3600" office:value-type="float" office:value="-0.00241098833638889" calcext:value-type="float">
            <text:p>-0.0024109883</text:p>
          </table:table-cell>
          <table:table-cell table:formula="of:=4.02147*LN([.A14])+58.967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formula="of:=35000/3600" office:value-type="float" office:value="9.72222222222222" calcext:value-type="float">
            <text:p>9.7222222222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6"/>
          <table:table-cell table:formula="of:=4*60+49" office:value-type="float" office:value="289" calcext:value-type="float">
            <text:p>2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0T18:54:13.024227534</meta:creation-date>
    <dc:date>2015-06-21T01:03:44.485762099</dc:date>
    <meta:editing-duration>PT21M46S</meta:editing-duration>
    <meta:editing-cycles>1</meta:editing-cycles>
    <meta:document-statistic meta:table-count="1" meta:cell-count="61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35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2000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237cm" svg:y="3.753cm" style:legend-expansion="high" chart:style-name="ch2"/>
        <chart:plot-area chart:style-name="ch3" table:cell-range-address="Sheet1.A1:Sheet1.A5 Sheet1.C1:Sheet1.C5" chart:data-source-has-labels="row" svg:x="0.32cm" svg:y="0.18cm" svg:width="9.597cm" svg:height="8.64cm">
          <chartooo:coordinate-region svg:x="1.497cm" svg:y="0.379cm" svg:width="7.95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5" chart:label-cell-address="Sheet1.C1:Sheet1.C1" chart:class="chart:scatter">
            <chart:domain table:cell-range-address="Sheet1.A2:Sheet1.A5"/>
            <chart:regression-curve chart:style-name="ch8">
              <chart:equation chart:display-equation="true" chart:display-r-square="true" svg:x="3.277cm" svg:y="3.246cm"/>
            </chart:regression-curve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conds to build fores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5</svg:desc>
                </draw:g>
              </table:table-cell>
              <table:table-cell office:value-type="float" office:value="41">
                <text:p>41</text:p>
                <draw:g>
                  <svg:desc>Sheet1.C2:Sheet1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734">
                <text:p>7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10000" loext:regression-extrapolate-backward="0" loext:regression-force-intercept="false" loext:regression-intercept-value="0" chart:regression-type="logarithmic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legend chart:legend-position="end" svg:x="10.264cm" svg:y="3.954cm" style:legend-expansion="high" chart:style-name="ch2"/>
        <chart:plot-area chart:style-name="ch3" table:cell-range-address="Sheet1.A1:Sheet1.B6" chart:data-source-has-labels="row" svg:x="0.32cm" svg:y="0.18cm" svg:width="9.624cm" svg:height="8.645cm">
          <chartooo:coordinate-region svg:x="1.127cm" svg:y="0.379cm" svg:width="8.352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" chart:label-cell-address="Sheet1.B1:Sheet1.B1" chart:class="chart:scatter">
            <chart:domain table:cell-range-address="Sheet1.A2:Sheet1.A6"/>
            <chart:regression-curve chart:style-name="ch8">
              <chart:equation chart:display-equation="true" chart:display-r-square="false" svg:x="8.265cm" svg:y="2.133cm"/>
            </chart:regression-curve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rcent correc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6</svg:desc>
                </draw:g>
              </table:table-cell>
              <table:table-cell office:value-type="float" office:value="79">
                <text:p>79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89">
                <text:p>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